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71e0c" style:font-name="Lucida Grande" fo:font-size="16pt" fo:letter-spacing="normal" fo:font-style="normal" fo:font-weight="normal" officeooo:rsid="00208d71" officeooo:paragraph-rsid="00208d71" style:font-size-asian="16pt" style:font-size-complex="16pt"/>
    </style:style>
    <style:style style:name="P2" style:family="paragraph" style:parent-style-name="Standard">
      <style:text-properties fo:font-variant="normal" fo:text-transform="none" fo:color="#271e0c" style:font-name="Lucida Grande" fo:font-size="15.5pt" fo:letter-spacing="normal" fo:font-style="normal" fo:font-weight="normal" style:font-size-asian="15.5pt" style:font-size-complex="15.5pt"/>
    </style:style>
    <style:style style:name="P3" style:family="paragraph" style:parent-style-name="Standard">
      <style:text-properties fo:font-variant="normal" fo:text-transform="none" fo:color="#271e0c" style:font-name="Lucida Grande" fo:font-size="15.5pt" fo:letter-spacing="normal" fo:font-style="normal" fo:font-weight="normal" officeooo:rsid="001f0a89" officeooo:paragraph-rsid="001f0a89" style:font-size-asian="15.5pt" style:font-size-complex="15.5pt"/>
    </style:style>
    <style:style style:name="P4" style:family="paragraph" style:parent-style-name="Standard">
      <style:text-properties fo:font-variant="normal" fo:text-transform="none" fo:color="#271e0c" style:font-name="Lucida Grande" fo:font-size="15.5pt" fo:letter-spacing="normal" fo:font-style="normal" fo:font-weight="normal" officeooo:rsid="001f0a89" officeooo:paragraph-rsid="0021b245" style:font-size-asian="15.5pt" style:font-size-complex="15.5pt"/>
    </style:style>
    <style:style style:name="P5" style:family="paragraph" style:parent-style-name="Standard">
      <style:text-properties fo:font-variant="normal" fo:text-transform="none" fo:color="#271e0c" style:font-name="Lucida Grande" fo:font-size="15.5pt" fo:letter-spacing="normal" fo:font-style="normal" fo:font-weight="normal" officeooo:rsid="0020819f" officeooo:paragraph-rsid="0020819f" style:font-size-asian="15.5pt" style:font-size-complex="15.5pt"/>
    </style:style>
    <style:style style:name="P6" style:family="paragraph" style:parent-style-name="Standard">
      <style:text-properties fo:font-variant="normal" fo:text-transform="none" fo:color="#271e0c" style:font-name="Lucida Grande" fo:font-size="15.5pt" fo:letter-spacing="normal" fo:font-style="normal" fo:font-weight="normal" officeooo:rsid="00208d71" officeooo:paragraph-rsid="00208d71" style:font-size-asian="15.5pt" style:font-size-complex="15.5pt"/>
    </style:style>
    <style:style style:name="P7" style:family="paragraph" style:parent-style-name="Standard">
      <style:text-properties fo:font-variant="normal" fo:text-transform="none" fo:color="#271e0c" style:font-name="Lucida Grande" fo:font-size="15.5pt" fo:letter-spacing="normal" fo:font-style="normal" fo:font-weight="normal" officeooo:rsid="0021b245" officeooo:paragraph-rsid="0021b245" style:font-size-asian="15.5pt" style:font-size-complex="15.5pt"/>
    </style:style>
    <style:style style:name="P8" style:family="paragraph" style:parent-style-name="Standard">
      <style:text-properties fo:font-size="15.5pt" style:font-size-asian="15.5pt" style:font-size-complex="15.5pt"/>
    </style:style>
    <style:style style:name="T1" style:family="text">
      <style:text-properties fo:font-variant="normal" fo:text-transform="none" fo:color="#271e0c" style:font-name="Lucida Grande" fo:letter-spacing="normal" fo:font-style="normal" fo:font-weight="normal"/>
    </style:style>
    <style:style style:name="T2" style:family="text">
      <style:text-properties officeooo:rsid="0020819f"/>
    </style:style>
    <style:style style:name="T3" style:family="text">
      <style:text-properties officeooo:rsid="00208d71"/>
    </style:style>
    <style:style style:name="T4" style:family="text">
      <style:text-properties officeooo:rsid="0021b245"/>
    </style:style>
    <style:style style:name="T5" style:family="text">
      <style:text-properties officeooo:rsid="0022b0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ohay <text:s text:c="90"/>04/04/2016</text:p>
      <text:p text:style-name="P8"/>
      <text:p text:style-name="P8"/>
      <text:p text:style-name="P8">ciao, io sono <text:span text:style-name="T1">Khiêm</text:span> <text:span text:style-name="T1">Lê.</text:span></text:p>
      <text:p text:style-name="P2">Ho tredici anni e vengo da una piccola cittadina di nome Nohay in mezzo allo stato di Laos in Asia.</text:p>
      <text:p text:style-name="P2">Il mio piccolo paese è prevalentemente pianeggiante, ci sono molte coltivazioni di oppio e anche di papaveri coltivati per ricavarne delle droghe, purtroppo il nostro paese è molto povero ed è uno dei pochi modi per le famiglie di sopravvivere, come la mia.</text:p>
      <text:p text:style-name="P2">Io ho molti fratelli e sorelle ,siamo sette compreso me, ognuno di noi ha un nome che ha un significato, per esempio il mio nome significa modestia.</text:p>
      <text:p text:style-name="P2">Il mio papà non c' è più, lui era un soldato ed è morto in guerra, quindi mia mamma deve badare a sette figli ma anche curare le coltivazioni.</text:p>
      <text:p text:style-name="P2">La scuola non dista molto dalla casa, ma non tutti ci vanno io con due mie sorelle siamo gli unici della famiglia.</text:p>
      <text:p text:style-name="P2">Quando mi incammino a scuola passo sempre davanti ad una grande centrale idroelettrica costruita sul fiume Xe Bangfai e a una grossa foresta di alberi di mogano dove ci sono molti macchinari e camion che passano.</text:p>
      <text:p text:style-name="P3">La scuola dura quattro ore e studio solo poche materie.</text:p>
      <text:p text:style-name="P4">Appena torno a casa aiuto i miei fratelli, sorelle <text:span text:style-name="T2">e mia mamma nei campi di papaveri ma anche di riso.</text:span></text:p>
      <text:p text:style-name="P5">Non ho molti amici sopratutto perché non possiamo incontrarci per via del lavoro, l' unico posto dove ci vediamo è la scuola tranne per le feste come quella che fra poco si festeggerà il capodanno Laotiano per celebrare <text:span text:style-name="T3">il nuovo anno lunare.</text:span></text:p>
      <text:p text:style-name="P6">E' una festività che mi piace molto perché, visto che è uno dei giorni più caldi del anno, l' acqua viene lanciata ovunque e ci si diverte un mondo.</text:p>
      <text:p text:style-name="P6">In questi giorni tutto il paese viene ben pulito e decorato, nei templi vengono esposte delle statue che rappresentano il Budda dove noi mettiamo del profumo che poi viene raccolto e spruzzato a tutta la famiglia per benedir<text:span text:style-name="T4">la</text:span> e purificarla.</text:p>
      <text:p text:style-name="P6">Per noi di Laos forse è la festa più importante del' anno e per me è una festa molto speciale e particolare.</text:p>
      <text:p text:style-name="P7">Di solito la mia giornata si conclude con una cena in famiglia e con dei racconti del nonno, anche se la mia vita non è proprio il massi<text:span text:style-name="T5">m</text:span>o mi piace.</text:p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" svg:font-family="'Lucida Grande'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Geretti</meta:initial-creator>
    <meta:creation-date>2016-04-04T15:35:02.62</meta:creation-date>
    <dc:date>2016-04-08T15:20:43.757000000</dc:date>
    <meta:editing-duration>PT36M20S</meta:editing-duration>
    <meta:editing-cycles>4</meta:editing-cycles>
    <meta:generator>LibreOffice/4.3.2.2$Windows_x86 LibreOffice_project/edfb5295ba211bd31ad47d0bad0118690f76407d</meta:generator>
    <meta:document-statistic meta:table-count="0" meta:image-count="0" meta:object-count="0" meta:page-count="2" meta:paragraph-count="15" meta:word-count="377" meta:character-count="2144" meta:non-whitespace-character-count="1692"/>
  </office:meta>
</office:document-meta>
</file>